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2"/>
      <text:p text:style-name="P12"/>
      <text:p text:style-name="P12">Dilluns<text:tab/>25/09/23</text:p>
      <text:p text:style-name="P2"/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12">Dimarts<text:tab/>26/09/23</text:p>
      <text:p text:style-name="P12"/>
      <text:p text:style-name="P7">Activat Classroom</text:p>
      <text:p text:style-name="P7"/>
      <text:p text:style-name="P8">Comentat TA01</text:p>
      <text:p text:style-name="P8"/>
      <text:p text:style-name="P11">Unitat 1.1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13"/>
      <text:p text:style-name="P12"/>
      <text:p text:style-name="P12">Dimecres<text:tab/>27/09/23</text:p>
      <text:p text:style-name="P12"/>
      <text:p text:style-name="P11">Unitat 1.1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12"/>
      <text:p text:style-name="P12">Dijous<text:tab/><text:tab/>28/09/23</text:p>
      <text:p text:style-name="P11">Unitat 1.1</text:p>
      <text:p text:style-name="P10">Comentat exercicis </text:p>
      <text:p text:style-name="P10">1.4-6 a 10</text:p>
      <text:p text:style-name="P12"><text:soft-page-break/></text:p>
      <text:p text:style-name="P12">Divendres<text:tab/> 29/09/23</text:p>
      <text:p text:style-name="P12"/>
      <text:p text:style-name="P16">Unitat 1.1</text:p>
      <text:p text:style-name="P15">Comentem 1.5 Soldadura tova i fort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30T06:22:46.096615060</dc:date>
    <meta:editing-duration>PT5M19S</meta:editing-duration>
    <meta:editing-cycles>9</meta:editing-cycles>
    <meta:document-statistic meta:table-count="0" meta:image-count="0" meta:object-count="0" meta:page-count="2" meta:paragraph-count="36" meta:word-count="184" meta:character-count="1158" meta:non-whitespace-character-count="1004"/>
  </office:meta>
</office:document-meta>
</file>